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b0ad4" officeooo:paragraph-rsid="000b0ad4"/>
    </style:style>
    <style:style style:name="P2" style:family="paragraph" style:parent-style-name="Text_20_body">
      <style:text-properties officeooo:rsid="000bb211" officeooo:paragraph-rsid="000bb211"/>
    </style:style>
    <style:style style:name="P3" style:family="paragraph" style:parent-style-name="Text_20_body">
      <style:text-properties officeooo:rsid="000c6a87" officeooo:paragraph-rsid="000c6a87"/>
    </style:style>
    <style:style style:name="P4" style:family="paragraph" style:parent-style-name="Text_20_body">
      <style:text-properties officeooo:rsid="000ef9b6" officeooo:paragraph-rsid="000ef9b6"/>
    </style:style>
    <style:style style:name="P5" style:family="paragraph" style:parent-style-name="Text_20_body">
      <style:text-properties officeooo:rsid="000ff8c5" officeooo:paragraph-rsid="000ff8c5"/>
    </style:style>
    <style:style style:name="P6" style:family="paragraph" style:parent-style-name="Text_20_body">
      <style:text-properties officeooo:rsid="0011c167" officeooo:paragraph-rsid="0011c167"/>
    </style:style>
    <style:style style:name="P7" style:family="paragraph" style:parent-style-name="Heading_20_1">
      <style:text-properties officeooo:paragraph-rsid="000952b9"/>
    </style:style>
    <style:style style:name="P8" style:family="paragraph" style:parent-style-name="Heading_20_2">
      <style:text-properties officeooo:rsid="000952b9" officeooo:paragraph-rsid="000952b9"/>
    </style:style>
    <style:style style:name="P9" style:family="paragraph" style:parent-style-name="Heading_20_2">
      <style:text-properties officeooo:rsid="000b0ad4" officeooo:paragraph-rsid="000b0ad4"/>
    </style:style>
    <style:style style:name="P10" style:family="paragraph" style:parent-style-name="Heading_20_2">
      <style:text-properties officeooo:rsid="000bb211" officeooo:paragraph-rsid="000bb211"/>
    </style:style>
    <style:style style:name="P11" style:family="paragraph" style:parent-style-name="Heading_20_2">
      <style:text-properties officeooo:rsid="000ef9b6" officeooo:paragraph-rsid="000ef9b6"/>
    </style:style>
    <style:style style:name="P12" style:family="paragraph" style:parent-style-name="Heading_20_2">
      <style:text-properties officeooo:rsid="0011c167" officeooo:paragraph-rsid="0011c167"/>
    </style:style>
    <style:style style:name="T1" style:family="text">
      <style:text-properties officeooo:rsid="000952b9"/>
    </style:style>
    <style:style style:name="T2" style:family="text">
      <style:text-properties officeooo:rsid="000c6a87"/>
    </style:style>
    <style:style style:name="T3" style:family="text">
      <style:text-properties officeooo:rsid="000cac3e"/>
    </style:style>
    <style:style style:name="T4" style:family="text">
      <style:text-properties fo:font-style="italic" style:font-style-asian="italic" style:font-style-complex="italic"/>
    </style:style>
    <style:style style:name="T5" style:family="text">
      <style:text-properties fo:font-style="italic" fo:font-weight="normal" officeooo:rsid="000cac3e"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officeooo:rsid="0011c1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orme</text:p>
      <text:h text:style-name="Heading_20_1" text:outline-level="1">Metodología de trabajo</text:h>
      <text:p text:style-name="Text_20_body">El sistema se desarrolló sobre un repositorio privado, siguiendo la metodología Test Driven Development (TDD). Un desafío para aplicar esta metodología fue la elección de una herramienta para soportar su dimensión técnica.</text:p>
      <text:h text:style-name="Heading_20_2" text:outline-level="2">Testing framework</text:h>
      <text:p text:style-name="P1">Pruebas unitarias con <text:span text:style-name="T2">"</text:span>minunit.h<text:span text:style-name="T2">" (link)</text:span>, y pruebas de aceptación con shell scripts.</text:p>
      <text:h text:style-name="P9" text:outline-level="2">Repositorio de código</text:h>
      <text:p text:style-name="P1">Git, sin github.</text:p>
      <text:h text:style-name="P8" text:outline-level="2">Resultados y lecciones aprendidas</text:h>
      <text:p text:style-name="P1">Las pruebas unitarias fueron en su mayoría redundantes y complicaron mucho el makefile. Las pruebas de aceptación fueron mas relevantes, y debí hacerlas primero.</text:p>
      <text:h text:style-name="P7" text:outline-level="1"><text:span text:style-name="T1">Diseño de módulos</text:span></text:h>
      <text:h text:style-name="P10" text:outline-level="2">Manejadores de eventos (handlers)</text:h>
      <text:p text:style-name="P2">server y client entienden como comunicar eventos entre ellos, pero no como manejarlos. Esta lógica se encuentra aislada en handlers específicos, lo que permite su rápida extensión. Este diseño probó su utilidad durante el desarrollo de este proyecto.</text:p>
      <text:p text:style-name="P3">Los handlers son expuestos al loop principal del client/server a traves de un wrapper alrededor de la biblioteca &lt;search.h&gt;, <text:span text:style-name="T3">que provee funcionalidad para crear "tablas de hash" (estas </text:span><text:span text:style-name="T5">no</text:span><text:span text:style-name="T3"> son tablas de hash, sino diccionarios char* -&gt; void*).</text:span></text:p>
      <text:h text:style-name="P11" text:outline-level="2">Sockets</text:h>
      <text:p text:style-name="P5">"socket.h" <text:span text:style-name="T7">define métodos para crear, cerrar, y utilizar sockets. Estos son un wrapper sobre la funcionalidad expuesta por &lt;socket.h&gt;</text:span></text:p>
      <text:h text:style-name="P12" text:outline-level="2">Mensajes</text:h>
      <text:p text:style-name="P6">"message.h" define métodos para enviar y recibir cadenas de caracteres sobre sockets. Está construida sobre los wrappers definidos en "socket.h"</text:p>
      <text:h text:style-name="P11" text:outline-level="2"><text:soft-page-break/>Sudoku</text:h>
      <text:p text:style-name="P4">"sudoku.h" provee facilidades para crear juegos de sudoku, verificar su estado, resetearlos, modificarlos, y serializarlos a una representación imprimible. "sudoku.h" <text:span text:style-name="T4">no</text:span><text:span text:style-name="T6"> define metodos para deserializar un tablero, en específico no sabe como leer "board.t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nux Libertine Display O" fo:font-family="'Linux Libertine Display O'" style:font-pitch="variable" fo:font-size="14pt" officeooo:rsid="000952b9"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nux Libertine Mono O" fo:font-family="'Linux Libertine Mono O'" style:font-pitch="variable" fo:font-size="18pt" style:text-underline-style="solid" style:text-underline-width="auto" style:text-underline-color="font-color" fo:font-weight="bold" officeooo:rsid="000952b9"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Linux Libertine Mono O" fo:font-family="'Linux Libertine Mono O'" style:font-pitch="variable" fo:font-size="28pt" fo:font-weight="bold" officeooo:rsid="000952b9"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nux Libertine Mono O" fo:font-family="'Linux Libertine Mono O'" style:font-pitch="variable" fo:font-size="16pt" fo:font-weight="bold" officeooo:rsid="000952b9"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8:11:01.043092416</meta:creation-date>
    <dc:date>2019-09-21T19:59:54.271058778</dc:date>
    <meta:editing-duration>PT54M58S</meta:editing-duration>
    <meta:editing-cycles>7</meta:editing-cycles>
    <meta:generator>LibreOffice/6.0.7.3$Linux_X86_64 LibreOffice_project/00m0$Build-3</meta:generator>
    <meta:document-statistic meta:table-count="0" meta:image-count="0" meta:object-count="0" meta:page-count="2" meta:paragraph-count="19" meta:word-count="243" meta:character-count="1682" meta:non-whitespace-character-count="1458"/>
  </office:meta>
</office:document-meta>
</file>